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0f1765" officeooo:paragraph-rsid="000f1765"/>
    </style:style>
    <style:style style:name="P2" style:family="paragraph" style:parent-style-name="Text_20_body">
      <style:text-properties officeooo:rsid="00151dbd" officeooo:paragraph-rsid="00151dbd"/>
    </style:style>
    <style:style style:name="P3" style:family="paragraph" style:parent-style-name="Text_20_body">
      <style:text-properties officeooo:rsid="001b9cda" officeooo:paragraph-rsid="001b9cda"/>
    </style:style>
    <style:style style:name="P4" style:family="paragraph" style:parent-style-name="Text_20_body">
      <style:text-properties officeooo:rsid="001c348f" officeooo:paragraph-rsid="001c348f"/>
    </style:style>
    <style:style style:name="P5" style:family="paragraph" style:parent-style-name="Heading_20_1">
      <style:text-properties officeooo:rsid="000f1765" officeooo:paragraph-rsid="000f1765"/>
    </style:style>
    <style:style style:name="P6" style:family="paragraph" style:parent-style-name="Heading_20_2">
      <style:text-properties officeooo:rsid="00151dbd" officeooo:paragraph-rsid="00151dbd"/>
    </style:style>
    <style:style style:name="P7" style:family="paragraph" style:parent-style-name="Heading_20_2">
      <style:text-properties officeooo:rsid="001b9cda" officeooo:paragraph-rsid="001b9cda"/>
    </style:style>
    <style:style style:name="P8" style:family="paragraph" style:parent-style-name="Heading_20_2">
      <style:text-properties officeooo:rsid="0019156a" officeooo:paragraph-rsid="0019156a"/>
    </style:style>
    <style:style style:name="P9" style:family="paragraph" style:parent-style-name="Heading_20_2">
      <style:text-properties officeooo:paragraph-rsid="00161bf7"/>
    </style:style>
    <style:style style:name="P10" style:family="paragraph" style:parent-style-name="Text_20_body" style:list-style-name="L1">
      <style:text-properties officeooo:rsid="00151dbd" officeooo:paragraph-rsid="00151dbd"/>
    </style:style>
    <style:style style:name="P11" style:family="paragraph" style:parent-style-name="Text_20_body" style:list-style-name="L2">
      <style:text-properties officeooo:rsid="00161bf7" officeooo:paragraph-rsid="00161bf7"/>
    </style:style>
    <style:style style:name="P12" style:family="paragraph" style:parent-style-name="Text_20_body" style:list-style-name="L3">
      <style:text-properties officeooo:rsid="0019156a" officeooo:paragraph-rsid="0019156a"/>
    </style:style>
    <style:style style:name="P13" style:family="paragraph" style:parent-style-name="Text_20_body" style:list-style-name="L3">
      <style:text-properties officeooo:rsid="001b2c13" officeooo:paragraph-rsid="001b2c13"/>
    </style:style>
    <style:style style:name="P14" style:family="paragraph" style:parent-style-name="Text_20_body" style:list-style-name="L2">
      <style:text-properties officeooo:rsid="001dc155" officeooo:paragraph-rsid="001dc155"/>
    </style:style>
    <style:style style:name="T1" style:family="text">
      <style:text-properties officeooo:rsid="00151dbd"/>
    </style:style>
    <style:style style:name="T2" style:family="text">
      <style:text-properties officeooo:rsid="00161bf7"/>
    </style:style>
    <style:style style:name="T3" style:family="text">
      <style:text-properties officeooo:rsid="001c348f"/>
    </style:style>
    <style:style style:name="T4" style:family="text">
      <style:text-properties officeooo:rsid="001ce58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ward forward in DRL investigations</text:p>
      <text:h text:style-name="P5" text:outline-level="1">Generation of negative and positive data <text:span text:style-name="T1">(cartpole)</text:span></text:h>
      <text:p text:style-name="P2">The negative and positive data are determined by their “<text:span text:style-name="T2">distance” from death during one episode. The state-action pair closer to death are set as negative data and the ones further from death as positive data.</text:span></text:p>
      <text:p text:style-name="P2"/>
      <text:h text:style-name="P6" text:outline-level="2">Other ideas to determine positive and negative data</text:h>
      <text:list text:style-name="L1">
        <text:list-item>
          <text:p text:style-name="P10">Play multiples episode<text:span text:style-name="T2">s</text:span>, take the best episode and set the negative data with opposite labelled. Train the network, play again a bunch of episode etc.</text:p>
        </text:list-item>
        <text:list-item>
          <text:p text:style-name="P10"/>
          <text:p text:style-name="P10"/>
        </text:list-item>
      </text:list>
      <text:p text:style-name="P2">Notes :</text:p>
      <text:p text:style-name="P2">With basic implementation the network doesn’t learn. <text:span text:style-name="T2">Their is no Q or V value, the network is not a function approximate but is used for classification. The positive and negative data is not absolute true, it changes thus the network struggle to learn. </text:span><text:span text:style-name="T3">After each </text:span></text:p>
      <text:p text:style-name="P2"/>
      <text:h text:style-name="P9" text:outline-level="2"><text:span text:style-name="T2">Ideas to improve the learning process</text:span></text:h>
      <text:list text:style-name="L2">
        <text:list-item>
          <text:p text:style-name="P14">New way to generate better negative data, use the positive data part and take the inverse to have negative data. This can improve the learning as the negative data are mostely random stuff and can contains ‘true positive data’</text:p>
        </text:list-item>
        <text:list-item>
          <text:p text:style-name="P11"/>
        </text:list-item>
      </text:list>
      <text:h text:style-name="P7" text:outline-level="2">FF Algorithm specification</text:h>
      <text:p text:style-name="P3">Their is no ‘batch’ like there is for a normal DL algorithm. The full positive and negative data is provided as matrix in input. The first layer is then optimized to work for this data. After that the second layer is optimized etc. The forward forward is ‘learning’ one layer at a time.</text:p>
      <text:p text:style-name="P4">The forward forward algorithm relies a lot on the number of epochs to have a good learning convergence and the more complex the network is the more it needs epoch to learn something (at least with SGD). <text:span text:style-name="T4">The more epoch we have the more the higher the goodness will for all kind of data</text:span></text:p>
      <text:p text:style-name="P4">The problem with the current algorithm is that it is learning by selecting the bests runs, and then hope to have better runs afterwards to have better data etc.</text:p>
      <text:h text:style-name="P8" text:outline-level="2"><text:soft-page-break/>Questions</text:h>
      <text:list text:style-name="L3">
        <text:list-item>
          <text:p text:style-name="P12">The FF trains its layers one after the other. Can it be interesting to train all layers simultaneously? </text:p>
          <text:list>
            <text:list-item>
              <text:p text:style-name="P13">(in the current reinforcement algo, the net is fully trained on simple 32 sample batch which is probably an issue. NEED TO BE FIXED).</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151dbd"/>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4T22:48:11.601000000</meta:creation-date>
    <dc:date>2023-09-29T15:14:35.133000000</dc:date>
    <meta:editing-duration>P1DT14H3M11S</meta:editing-duration>
    <meta:editing-cycles>12</meta:editing-cycles>
    <meta:generator>LibreOffice/7.5.3.2$Windows_X86_64 LibreOffice_project/9f56dff12ba03b9acd7730a5a481eea045e468f3</meta:generator>
    <meta:document-statistic meta:table-count="0" meta:image-count="0" meta:object-count="0" meta:page-count="2" meta:paragraph-count="18" meta:word-count="360" meta:character-count="2044" meta:non-whitespace-character-count="1704"/>
  </office:meta>
</office:document-meta>
</file>